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color="#0000ff" draw:fill="none" draw:textarea-vertical-align="middle"/>
    </style:style>
    <style:style style:name="gr3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800000" draw:fill-color="#800000" draw:opacity="50%" draw:textarea-horizontal-align="justify" draw:textarea-vertical-align="middle" draw:auto-grow-height="false" draw:shadow-opacity="50%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4c1900" draw:fill="solid"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0000ff" fo:font-size="18pt" style:font-size-asian="18pt" style:font-size-complex="18pt"/>
    </style:style>
    <style:style style:name="P3" style:family="paragraph">
      <style:paragraph-properties fo:text-align="center"/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853cm" svg:height="0.962cm" svg:x="3cm" svg:y="1.969cm">
          <draw:text-box>
            <text:p>1</text:p>
          </draw:text-box>
        </draw:frame>
        <draw:frame draw:style-name="gr1" draw:layer="layout" svg:width="0.853cm" svg:height="0.962cm" svg:x="5.629cm" svg:y="1.969cm">
          <draw:text-box>
            <text:p>2</text:p>
          </draw:text-box>
        </draw:frame>
        <draw:frame draw:style-name="gr1" draw:layer="layout" svg:width="0.853cm" svg:height="0.962cm" svg:x="8.259cm" svg:y="1.969cm">
          <draw:text-box>
            <text:p>3</text:p>
          </draw:text-box>
        </draw:frame>
        <draw:frame draw:style-name="gr1" draw:layer="layout" svg:width="0.853cm" svg:height="0.962cm" svg:x="10.888cm" svg:y="1.969cm">
          <draw:text-box>
            <text:p>4</text:p>
          </draw:text-box>
        </draw:frame>
        <draw:frame draw:style-name="gr1" draw:layer="layout" svg:width="0.853cm" svg:height="0.962cm" svg:x="13.518cm" svg:y="1.969cm">
          <draw:text-box>
            <text:p>5</text:p>
          </draw:text-box>
        </draw:frame>
        <draw:path draw:style-name="gr2" draw:text-style-name="P1" draw:layer="layout" svg:width="1.413cm" svg:height="1.413cm" draw:transform="rotate (-0.785398163397448) translate (4.9cm 2.028cm)" svg:viewBox="0 0 1414 1414" svg:d="m0 1414c1414 0 1414-1414 1414-1414">
          <text:p/>
        </draw:path>
        <draw:path draw:style-name="gr2" draw:text-style-name="P1" draw:layer="layout" svg:width="1.413cm" svg:height="1.413cm" draw:transform="rotate (-0.785398163397448) translate (7.433cm 2.028cm)" svg:viewBox="0 0 1414 1414" svg:d="m0 1414c1414 0 1414-1414 1414-1414">
          <text:p/>
        </draw:path>
        <draw:path draw:style-name="gr2" draw:text-style-name="P1" draw:layer="layout" svg:width="1.413cm" svg:height="1.413cm" draw:transform="rotate (-0.785398163397448) translate (9.967cm 2.028cm)" svg:viewBox="0 0 1414 1414" svg:d="m0 1414c1414 0 1414-1414 1414-1414">
          <text:p/>
        </draw:path>
        <draw:path draw:style-name="gr2" draw:text-style-name="P1" draw:layer="layout" svg:width="1.413cm" svg:height="1.413cm" draw:transform="rotate (-0.785398163397448) translate (12.5cm 2.028cm)" svg:viewBox="0 0 1414 1414" svg:d="m0 1414c1414 0 1414-1414 1414-1414">
          <text:p/>
        </draw:path>
        <draw:frame draw:style-name="gr3" draw:text-style-name="P2" draw:layer="layout" svg:width="0.853cm" svg:height="0.962cm" svg:x="4.429cm" svg:y="3.638cm">
          <draw:text-box>
            <text:p text:style-name="P2">1</text:p>
          </draw:text-box>
        </draw:frame>
        <draw:frame draw:style-name="gr3" draw:text-style-name="P2" draw:layer="layout" svg:width="0.853cm" svg:height="0.962cm" svg:x="7.058cm" svg:y="3.638cm">
          <draw:text-box>
            <text:p text:style-name="P2">1</text:p>
          </draw:text-box>
        </draw:frame>
        <draw:frame draw:style-name="gr3" draw:text-style-name="P2" draw:layer="layout" svg:width="0.853cm" svg:height="0.962cm" svg:x="9.688cm" svg:y="3.638cm">
          <draw:text-box>
            <text:p text:style-name="P2">1</text:p>
          </draw:text-box>
        </draw:frame>
        <draw:frame draw:style-name="gr3" draw:text-style-name="P2" draw:layer="layout" svg:width="0.853cm" svg:height="0.962cm" svg:x="12.317cm" svg:y="3.638cm">
          <draw:text-box>
            <text:p text:style-name="P2">1</text:p>
          </draw:text-box>
        </draw:frame>
        <draw:custom-shape draw:style-name="gr4" draw:text-style-name="P3" draw:layer="layout" svg:width="1.1cm" svg:height="1.1cm" svg:x="5.5cm" svg:y="1.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" draw:layer="layout" svg:width="0.853cm" svg:height="0.962cm" svg:x="3.029cm" svg:y="5.969cm">
          <draw:text-box>
            <text:p>1</text:p>
          </draw:text-box>
        </draw:frame>
        <draw:frame draw:style-name="gr1" draw:layer="layout" svg:width="0.853cm" svg:height="0.962cm" svg:x="5.658cm" svg:y="5.969cm">
          <draw:text-box>
            <text:p>3</text:p>
          </draw:text-box>
        </draw:frame>
        <draw:frame draw:style-name="gr1" draw:layer="layout" svg:width="0.853cm" svg:height="0.962cm" svg:x="8.288cm" svg:y="5.969cm">
          <draw:text-box>
            <text:p>4</text:p>
          </draw:text-box>
        </draw:frame>
        <draw:frame draw:style-name="gr1" draw:layer="layout" svg:width="0.853cm" svg:height="0.962cm" svg:x="10.917cm" svg:y="5.969cm">
          <draw:text-box>
            <text:p>5</text:p>
          </draw:text-box>
        </draw:frame>
        <draw:frame draw:style-name="gr1" draw:layer="layout" svg:width="0.853cm" svg:height="0.962cm" svg:x="13.547cm" svg:y="5.969cm">
          <draw:text-box>
            <text:p>6</text:p>
          </draw:text-box>
        </draw:frame>
        <draw:path draw:style-name="gr2" draw:text-style-name="P1" draw:layer="layout" svg:width="1.413cm" svg:height="1.413cm" draw:transform="rotate (-0.785398163397448) translate (4.929cm 6.028cm)" svg:viewBox="0 0 1414 1414" svg:d="m0 1414c1414 0 1414-1414 1414-1414">
          <text:p/>
        </draw:path>
        <draw:path draw:style-name="gr2" draw:text-style-name="P1" draw:layer="layout" svg:width="1.413cm" svg:height="1.413cm" draw:transform="rotate (-0.785398163397448) translate (7.462cm 6.028cm)" svg:viewBox="0 0 1414 1414" svg:d="m0 1414c1414 0 1414-1414 1414-1414">
          <text:p/>
        </draw:path>
        <draw:path draw:style-name="gr2" draw:text-style-name="P1" draw:layer="layout" svg:width="1.413cm" svg:height="1.413cm" draw:transform="rotate (-0.785398163397448) translate (9.996cm 6.028cm)" svg:viewBox="0 0 1414 1414" svg:d="m0 1414c1414 0 1414-1414 1414-1414">
          <text:p/>
        </draw:path>
        <draw:path draw:style-name="gr2" draw:text-style-name="P1" draw:layer="layout" svg:width="1.413cm" svg:height="1.413cm" draw:transform="rotate (-0.785398163397448) translate (12.529cm 6.028cm)" svg:viewBox="0 0 1414 1414" svg:d="m0 1414c1414 0 1414-1414 1414-1414">
          <text:p/>
        </draw:path>
        <draw:frame draw:style-name="gr3" draw:text-style-name="P2" draw:layer="layout" svg:width="0.853cm" svg:height="0.962cm" svg:x="4.458cm" svg:y="7.638cm">
          <draw:text-box>
            <text:p text:style-name="P2">2</text:p>
          </draw:text-box>
        </draw:frame>
        <draw:frame draw:style-name="gr3" draw:text-style-name="P2" draw:layer="layout" svg:width="0.853cm" svg:height="0.962cm" svg:x="7.087cm" svg:y="7.638cm">
          <draw:text-box>
            <text:p text:style-name="P2">1</text:p>
          </draw:text-box>
        </draw:frame>
        <draw:frame draw:style-name="gr3" draw:text-style-name="P2" draw:layer="layout" svg:width="0.853cm" svg:height="0.962cm" svg:x="9.717cm" svg:y="7.638cm">
          <draw:text-box>
            <text:p text:style-name="P2">1</text:p>
          </draw:text-box>
        </draw:frame>
        <draw:frame draw:style-name="gr3" draw:text-style-name="P2" draw:layer="layout" svg:width="0.853cm" svg:height="0.962cm" svg:x="12.346cm" svg:y="7.638cm">
          <draw:text-box>
            <text:p text:style-name="P2">1</text:p>
          </draw:text-box>
        </draw:frame>
        <draw:frame draw:style-name="gr1" draw:layer="layout" svg:width="0.853cm" svg:height="0.962cm" svg:x="3.029cm" svg:y="9.969cm">
          <draw:text-box>
            <text:p>1</text:p>
          </draw:text-box>
        </draw:frame>
        <draw:frame draw:style-name="gr1" draw:layer="layout" svg:width="0.853cm" svg:height="0.962cm" svg:x="5.658cm" svg:y="9.969cm">
          <draw:text-box>
            <text:p>3</text:p>
          </draw:text-box>
        </draw:frame>
        <draw:frame draw:style-name="gr1" draw:layer="layout" svg:width="0.853cm" svg:height="0.962cm" svg:x="8.288cm" svg:y="9.969cm">
          <draw:text-box>
            <text:p>4</text:p>
          </draw:text-box>
        </draw:frame>
        <draw:frame draw:style-name="gr1" draw:layer="layout" svg:width="0.853cm" svg:height="0.962cm" svg:x="10.917cm" svg:y="9.969cm">
          <draw:text-box>
            <text:p>5</text:p>
          </draw:text-box>
        </draw:frame>
        <draw:frame draw:style-name="gr1" draw:layer="layout" svg:width="0.853cm" svg:height="0.962cm" svg:x="13.547cm" svg:y="9.969cm">
          <draw:text-box>
            <text:p>6</text:p>
          </draw:text-box>
        </draw:frame>
        <draw:path draw:style-name="gr2" draw:text-style-name="P1" draw:layer="layout" svg:width="1.413cm" svg:height="1.413cm" draw:transform="rotate (-0.785398163397448) translate (4.929cm 10.028cm)" svg:viewBox="0 0 1414 1414" svg:d="m0 1414c1414 0 1414-1414 1414-1414">
          <text:p/>
        </draw:path>
        <draw:path draw:style-name="gr2" draw:text-style-name="P1" draw:layer="layout" svg:width="1.413cm" svg:height="1.413cm" draw:transform="rotate (-0.785398163397448) translate (7.462cm 10.028cm)" svg:viewBox="0 0 1414 1414" svg:d="m0 1414c1414 0 1414-1414 1414-1414">
          <text:p/>
        </draw:path>
        <draw:path draw:style-name="gr2" draw:text-style-name="P1" draw:layer="layout" svg:width="1.413cm" svg:height="1.413cm" draw:transform="rotate (-0.785398163397448) translate (9.996cm 10.028cm)" svg:viewBox="0 0 1414 1414" svg:d="m0 1414c1414 0 1414-1414 1414-1414">
          <text:p/>
        </draw:path>
        <draw:path draw:style-name="gr2" draw:text-style-name="P1" draw:layer="layout" svg:width="1.413cm" svg:height="1.413cm" draw:transform="rotate (-0.785398163397448) translate (12.529cm 10.028cm)" svg:viewBox="0 0 1414 1414" svg:d="m0 1414c1414 0 1414-1414 1414-1414">
          <text:p/>
        </draw:path>
        <draw:frame draw:style-name="gr3" draw:text-style-name="P2" draw:layer="layout" svg:width="0.853cm" svg:height="0.962cm" svg:x="4.458cm" svg:y="11.638cm">
          <draw:text-box>
            <text:p text:style-name="P2">2</text:p>
          </draw:text-box>
        </draw:frame>
        <draw:frame draw:style-name="gr3" draw:text-style-name="P2" draw:layer="layout" svg:width="0.853cm" svg:height="0.962cm" svg:x="7.087cm" svg:y="11.638cm">
          <draw:text-box>
            <text:p text:style-name="P2">1</text:p>
          </draw:text-box>
        </draw:frame>
        <draw:frame draw:style-name="gr3" draw:text-style-name="P2" draw:layer="layout" svg:width="0.853cm" svg:height="0.962cm" svg:x="9.717cm" svg:y="11.638cm">
          <draw:text-box>
            <text:p text:style-name="P2">1</text:p>
          </draw:text-box>
        </draw:frame>
        <draw:frame draw:style-name="gr3" draw:text-style-name="P2" draw:layer="layout" svg:width="0.853cm" svg:height="0.962cm" svg:x="12.346cm" svg:y="11.638cm">
          <draw:text-box>
            <text:p text:style-name="P2">1</text:p>
          </draw:text-box>
        </draw:frame>
        <draw:custom-shape draw:style-name="gr4" draw:text-style-name="P3" draw:layer="layout" svg:width="1.1cm" svg:height="1.1cm" svg:x="5.529cm" svg:y="9.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" draw:layer="layout" svg:width="0.853cm" svg:height="0.962cm" svg:x="3cm" svg:y="13.969cm">
          <draw:text-box>
            <text:p>1</text:p>
          </draw:text-box>
        </draw:frame>
        <draw:frame draw:style-name="gr1" draw:layer="layout" svg:width="0.853cm" svg:height="0.962cm" svg:x="5.629cm" svg:y="13.969cm">
          <draw:text-box>
            <text:p>4</text:p>
          </draw:text-box>
        </draw:frame>
        <draw:frame draw:style-name="gr1" draw:layer="layout" svg:width="0.853cm" svg:height="0.962cm" svg:x="8.259cm" svg:y="13.969cm">
          <draw:text-box>
            <text:p>5</text:p>
          </draw:text-box>
        </draw:frame>
        <draw:frame draw:style-name="gr1" draw:layer="layout" svg:width="0.853cm" svg:height="0.962cm" svg:x="10.888cm" svg:y="13.969cm">
          <draw:text-box>
            <text:p>6</text:p>
          </draw:text-box>
        </draw:frame>
        <draw:frame draw:style-name="gr1" draw:layer="layout" svg:width="0.853cm" svg:height="0.962cm" svg:x="13.518cm" svg:y="13.969cm">
          <draw:text-box>
            <text:p>7</text:p>
          </draw:text-box>
        </draw:frame>
        <draw:path draw:style-name="gr2" draw:text-style-name="P1" draw:layer="layout" svg:width="1.413cm" svg:height="1.413cm" draw:transform="rotate (-0.785398163397448) translate (4.9cm 14.028cm)" svg:viewBox="0 0 1414 1414" svg:d="m0 1414c1414 0 1414-1414 1414-1414">
          <text:p/>
        </draw:path>
        <draw:path draw:style-name="gr2" draw:text-style-name="P1" draw:layer="layout" svg:width="1.413cm" svg:height="1.413cm" draw:transform="rotate (-0.785398163397448) translate (7.433cm 14.028cm)" svg:viewBox="0 0 1414 1414" svg:d="m0 1414c1414 0 1414-1414 1414-1414">
          <text:p/>
        </draw:path>
        <draw:path draw:style-name="gr2" draw:text-style-name="P1" draw:layer="layout" svg:width="1.413cm" svg:height="1.413cm" draw:transform="rotate (-0.785398163397448) translate (9.967cm 14.028cm)" svg:viewBox="0 0 1414 1414" svg:d="m0 1414c1414 0 1414-1414 1414-1414">
          <text:p/>
        </draw:path>
        <draw:path draw:style-name="gr2" draw:text-style-name="P1" draw:layer="layout" svg:width="1.413cm" svg:height="1.413cm" draw:transform="rotate (-0.785398163397448) translate (12.5cm 14.028cm)" svg:viewBox="0 0 1414 1414" svg:d="m0 1414c1414 0 1414-1414 1414-1414">
          <text:p/>
        </draw:path>
        <draw:frame draw:style-name="gr3" draw:text-style-name="P2" draw:layer="layout" svg:width="0.853cm" svg:height="0.962cm" svg:x="4.429cm" svg:y="15.638cm">
          <draw:text-box>
            <text:p text:style-name="P2">3</text:p>
          </draw:text-box>
        </draw:frame>
        <draw:frame draw:style-name="gr3" draw:text-style-name="P2" draw:layer="layout" svg:width="0.853cm" svg:height="0.962cm" svg:x="7.058cm" svg:y="15.638cm">
          <draw:text-box>
            <text:p text:style-name="P2">1</text:p>
          </draw:text-box>
        </draw:frame>
        <draw:frame draw:style-name="gr3" draw:text-style-name="P2" draw:layer="layout" svg:width="0.853cm" svg:height="0.962cm" svg:x="9.688cm" svg:y="15.638cm">
          <draw:text-box>
            <text:p text:style-name="P2">1</text:p>
          </draw:text-box>
        </draw:frame>
        <draw:frame draw:style-name="gr3" draw:text-style-name="P2" draw:layer="layout" svg:width="0.853cm" svg:height="0.962cm" svg:x="12.317cm" svg:y="15.638cm">
          <draw:text-box>
            <text:p text:style-name="P2">1</text:p>
          </draw:text-box>
        </draw:frame>
        <draw:frame draw:style-name="gr1" draw:layer="layout" svg:width="0.853cm" svg:height="0.962cm" svg:x="3.029cm" svg:y="17.969cm">
          <draw:text-box>
            <text:p>1</text:p>
          </draw:text-box>
        </draw:frame>
        <draw:frame draw:style-name="gr1" draw:layer="layout" svg:width="0.853cm" svg:height="0.962cm" svg:x="5.658cm" svg:y="17.969cm">
          <draw:text-box>
            <text:p>4</text:p>
          </draw:text-box>
        </draw:frame>
        <draw:frame draw:style-name="gr1" draw:layer="layout" svg:width="0.853cm" svg:height="0.962cm" svg:x="8.288cm" svg:y="17.969cm">
          <draw:text-box>
            <text:p>5</text:p>
          </draw:text-box>
        </draw:frame>
        <draw:frame draw:style-name="gr1" draw:layer="layout" svg:width="0.853cm" svg:height="0.962cm" svg:x="10.917cm" svg:y="17.969cm">
          <draw:text-box>
            <text:p>6</text:p>
          </draw:text-box>
        </draw:frame>
        <draw:frame draw:style-name="gr1" draw:layer="layout" svg:width="0.853cm" svg:height="0.962cm" svg:x="13.547cm" svg:y="17.969cm">
          <draw:text-box>
            <text:p>7</text:p>
          </draw:text-box>
        </draw:frame>
        <draw:path draw:style-name="gr2" draw:text-style-name="P1" draw:layer="layout" svg:width="1.413cm" svg:height="1.413cm" draw:transform="rotate (-0.785398163397448) translate (4.929cm 18.028cm)" svg:viewBox="0 0 1414 1414" svg:d="m0 1414c1414 0 1414-1414 1414-1414">
          <text:p/>
        </draw:path>
        <draw:path draw:style-name="gr2" draw:text-style-name="P1" draw:layer="layout" svg:width="1.413cm" svg:height="1.413cm" draw:transform="rotate (-0.785398163397448) translate (7.462cm 18.028cm)" svg:viewBox="0 0 1414 1414" svg:d="m0 1414c1414 0 1414-1414 1414-1414">
          <text:p/>
        </draw:path>
        <draw:path draw:style-name="gr2" draw:text-style-name="P1" draw:layer="layout" svg:width="1.413cm" svg:height="1.413cm" draw:transform="rotate (-0.785398163397448) translate (9.996cm 18.028cm)" svg:viewBox="0 0 1414 1414" svg:d="m0 1414c1414 0 1414-1414 1414-1414">
          <text:p/>
        </draw:path>
        <draw:path draw:style-name="gr2" draw:text-style-name="P1" draw:layer="layout" svg:width="1.413cm" svg:height="1.413cm" draw:transform="rotate (-0.785398163397448) translate (12.529cm 18.028cm)" svg:viewBox="0 0 1414 1414" svg:d="m0 1414c1414 0 1414-1414 1414-1414">
          <text:p/>
        </draw:path>
        <draw:frame draw:style-name="gr3" draw:text-style-name="P2" draw:layer="layout" svg:width="0.853cm" svg:height="0.962cm" svg:x="4.458cm" svg:y="19.638cm">
          <draw:text-box>
            <text:p text:style-name="P2">3</text:p>
          </draw:text-box>
        </draw:frame>
        <draw:frame draw:style-name="gr3" draw:text-style-name="P2" draw:layer="layout" svg:width="0.853cm" svg:height="0.962cm" svg:x="7.087cm" svg:y="19.638cm">
          <draw:text-box>
            <text:p text:style-name="P2">1</text:p>
          </draw:text-box>
        </draw:frame>
        <draw:frame draw:style-name="gr3" draw:text-style-name="P2" draw:layer="layout" svg:width="0.853cm" svg:height="0.962cm" svg:x="9.717cm" svg:y="19.638cm">
          <draw:text-box>
            <text:p text:style-name="P2">1</text:p>
          </draw:text-box>
        </draw:frame>
        <draw:frame draw:style-name="gr3" draw:text-style-name="P2" draw:layer="layout" svg:width="0.853cm" svg:height="0.962cm" svg:x="12.346cm" svg:y="19.638cm">
          <draw:text-box>
            <text:p text:style-name="P2">1</text:p>
          </draw:text-box>
        </draw:frame>
        <draw:custom-shape draw:style-name="gr4" draw:text-style-name="P3" draw:layer="layout" svg:width="1.1cm" svg:height="1.1cm" svg:x="8.2cm" svg:y="17.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" draw:layer="layout" svg:width="0.853cm" svg:height="0.962cm" svg:x="3cm" svg:y="21.969cm">
          <draw:text-box>
            <text:p>1</text:p>
          </draw:text-box>
        </draw:frame>
        <draw:frame draw:style-name="gr1" draw:layer="layout" svg:width="0.853cm" svg:height="0.962cm" svg:x="5.629cm" svg:y="21.969cm">
          <draw:text-box>
            <text:p>4</text:p>
          </draw:text-box>
        </draw:frame>
        <draw:frame draw:style-name="gr1" draw:layer="layout" svg:width="0.853cm" svg:height="0.962cm" svg:x="8.259cm" svg:y="21.969cm">
          <draw:text-box>
            <text:p>6</text:p>
          </draw:text-box>
        </draw:frame>
        <draw:frame draw:style-name="gr1" draw:layer="layout" svg:width="0.853cm" svg:height="0.962cm" svg:x="10.888cm" svg:y="21.969cm">
          <draw:text-box>
            <text:p>7</text:p>
          </draw:text-box>
        </draw:frame>
        <draw:frame draw:style-name="gr1" draw:layer="layout" svg:width="0.853cm" svg:height="0.962cm" svg:x="13.518cm" svg:y="21.969cm">
          <draw:text-box>
            <text:p>8</text:p>
          </draw:text-box>
        </draw:frame>
        <draw:path draw:style-name="gr2" draw:text-style-name="P1" draw:layer="layout" svg:width="1.413cm" svg:height="1.413cm" draw:transform="rotate (-0.785398163397448) translate (4.9cm 22.028cm)" svg:viewBox="0 0 1414 1414" svg:d="m0 1414c1414 0 1414-1414 1414-1414">
          <text:p/>
        </draw:path>
        <draw:path draw:style-name="gr2" draw:text-style-name="P1" draw:layer="layout" svg:width="1.413cm" svg:height="1.413cm" draw:transform="rotate (-0.785398163397448) translate (7.433cm 22.028cm)" svg:viewBox="0 0 1414 1414" svg:d="m0 1414c1414 0 1414-1414 1414-1414">
          <text:p/>
        </draw:path>
        <draw:path draw:style-name="gr2" draw:text-style-name="P1" draw:layer="layout" svg:width="1.413cm" svg:height="1.413cm" draw:transform="rotate (-0.785398163397448) translate (9.967cm 22.028cm)" svg:viewBox="0 0 1414 1414" svg:d="m0 1414c1414 0 1414-1414 1414-1414">
          <text:p/>
        </draw:path>
        <draw:path draw:style-name="gr2" draw:text-style-name="P1" draw:layer="layout" svg:width="1.413cm" svg:height="1.413cm" draw:transform="rotate (-0.785398163397448) translate (12.5cm 22.028cm)" svg:viewBox="0 0 1414 1414" svg:d="m0 1414c1414 0 1414-1414 1414-1414">
          <text:p/>
        </draw:path>
        <draw:frame draw:style-name="gr3" draw:text-style-name="P2" draw:layer="layout" svg:width="0.853cm" svg:height="0.962cm" svg:x="4.429cm" svg:y="23.638cm">
          <draw:text-box>
            <text:p text:style-name="P2">3</text:p>
          </draw:text-box>
        </draw:frame>
        <draw:frame draw:style-name="gr3" draw:text-style-name="P2" draw:layer="layout" svg:width="0.853cm" svg:height="0.962cm" svg:x="7.058cm" svg:y="23.638cm">
          <draw:text-box>
            <text:p text:style-name="P2">2</text:p>
          </draw:text-box>
        </draw:frame>
        <draw:frame draw:style-name="gr3" draw:text-style-name="P2" draw:layer="layout" svg:width="0.853cm" svg:height="0.962cm" svg:x="9.688cm" svg:y="23.638cm">
          <draw:text-box>
            <text:p text:style-name="P2">1</text:p>
          </draw:text-box>
        </draw:frame>
        <draw:frame draw:style-name="gr3" draw:text-style-name="P2" draw:layer="layout" svg:width="0.853cm" svg:height="0.962cm" svg:x="12.317cm" svg:y="23.638cm">
          <draw:text-box>
            <text:p text:style-name="P2">1</text:p>
          </draw:text-box>
        </draw:frame>
        <draw:line draw:style-name="gr5" draw:text-style-name="P1" draw:layer="layout" svg:x1="2.4cm" svg:y1="17cm" svg:x2="15.4cm" svg:y2="17cm">
          <text:p/>
        </draw:line>
        <draw:line draw:style-name="gr5" draw:text-style-name="P1" draw:layer="layout" svg:x1="2.4cm" svg:y1="9cm" svg:x2="15.4cm" svg:y2="9cm">
          <text:p/>
        </draw:line>
        <draw:custom-shape draw:style-name="gr6" draw:text-style-name="P1" draw:layer="layout" svg:width="1.4cm" svg:height="0.5cm" svg:x="14.6cm" svg:y="6.13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1.772cm" svg:height="0.962cm" svg:x="15.928cm" svg:y="5.9cm">
          <draw:text-box>
            <text:p>New</text:p>
          </draw:text-box>
        </draw:frame>
        <draw:custom-shape draw:style-name="gr6" draw:text-style-name="P1" draw:layer="layout" svg:width="1.4cm" svg:height="0.5cm" svg:x="14.6cm" svg:y="14.1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1.772cm" svg:height="0.962cm" svg:x="15.928cm" svg:y="13.938cm">
          <draw:text-box>
            <text:p>New</text:p>
          </draw:text-box>
        </draw:frame>
        <draw:custom-shape draw:style-name="gr6" draw:text-style-name="P1" draw:layer="layout" svg:width="1.4cm" svg:height="0.5cm" svg:x="14.6cm" svg:y="22.2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1.772cm" svg:height="0.962cm" svg:x="15.928cm" svg:y="22.038cm">
          <draw:text-box>
            <text:p>New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Hiragino Mincho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26T13:12:00</meta:creation-date>
    <dc:date>2013-07-26T13:38:49</dc:date>
    <meta:editing-duration>P0D</meta:editing-duration>
    <meta:editing-cycles>1</meta:editing-cycles>
    <meta:generator>LibreOffice/4.0.4.2$MacOSX_x86 LibreOffice_project/9e9821abd0ffdbc09cd8c52eaa574fa09eb08f2</meta:generator>
    <meta:document-statistic meta:object-count="89"/>
  </office:meta>
</office:document-meta>
</file>